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48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all_lstm_metrics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3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91545" calcext:value-type="float">
            <text:p>0.91545</text:p>
          </table:table-cell>
          <table:table-cell office:value-type="float" office:value="0.90716" calcext:value-type="float">
            <text:p>0.90716</text:p>
          </table:table-cell>
          <table:table-cell office:value-type="float" office:value="0.91319" calcext:value-type="float">
            <text:p>0.91319</text:p>
          </table:table-cell>
          <table:table-cell office:value-type="float" office:value="0.91846" calcext:value-type="float">
            <text:p>0.91846</text:p>
          </table:table-cell>
          <table:table-cell office:value-type="float" office:value="0.91564" calcext:value-type="float">
            <text:p>0.91564</text:p>
          </table:table-cell>
          <table:table-cell office:value-type="float" office:value="0.91203" calcext:value-type="float">
            <text:p>0.91203</text:p>
          </table:table-cell>
          <table:table-cell office:value-type="float" office:value="0.90814" calcext:value-type="float">
            <text:p>0.90814</text:p>
          </table:table-cell>
          <table:table-cell office:value-type="float" office:value="0.91576" calcext:value-type="float">
            <text:p>0.91576</text:p>
          </table:table-cell>
          <table:table-cell table:formula="of:=MAX([.B2:.I2])" office:value-type="float" office:value="0.91846" calcext:value-type="float">
            <text:p>0.9184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87004" calcext:value-type="float">
            <text:p>0.87004</text:p>
          </table:table-cell>
          <table:table-cell office:value-type="float" office:value="0.88581" calcext:value-type="float">
            <text:p>0.88581</text:p>
          </table:table-cell>
          <table:table-cell office:value-type="float" office:value="0.88717" calcext:value-type="float">
            <text:p>0.88717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89584" calcext:value-type="float">
            <text:p>0.89584</text:p>
          </table:table-cell>
          <table:table-cell office:value-type="float" office:value="0.89575" calcext:value-type="float">
            <text:p>0.89575</text:p>
          </table:table-cell>
          <table:table-cell office:value-type="float" office:value="0.89608" calcext:value-type="float">
            <text:p>0.89608</text:p>
          </table:table-cell>
          <table:table-cell office:value-type="float" office:value="0.88725" calcext:value-type="float">
            <text:p>0.88725</text:p>
          </table:table-cell>
          <table:table-cell table:formula="of:=MAX([.B3:.I3])" office:value-type="float" office:value="0.9004" calcext:value-type="float">
            <text:p>0.9004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3889" calcext:value-type="float">
            <text:p>0.93889</text:p>
          </table:table-cell>
          <table:table-cell office:value-type="float" office:value="0.92575" calcext:value-type="float">
            <text:p>0.92575</text:p>
          </table:table-cell>
          <table:table-cell office:value-type="float" office:value="0.93431" calcext:value-type="float">
            <text:p>0.93431</text:p>
          </table:table-cell>
          <table:table-cell table:style-name="ce2" office:value-type="float" office:value="0.93627" calcext:value-type="float">
            <text:p>0.93627</text:p>
          </table:table-cell>
          <table:table-cell table:style-name="ce3" office:value-type="float" office:value="0.94816" calcext:value-type="float">
            <text:p>0.94816</text:p>
          </table:table-cell>
          <table:table-cell office:value-type="float" office:value="0.93235" calcext:value-type="float">
            <text:p>0.93235</text:p>
          </table:table-cell>
          <table:table-cell office:value-type="float" office:value="0.93718" calcext:value-type="float">
            <text:p>0.93718</text:p>
          </table:table-cell>
          <table:table-cell office:value-type="float" office:value="0.93108" calcext:value-type="float">
            <text:p>0.93108</text:p>
          </table:table-cell>
          <table:table-cell table:formula="of:=MAX([.B4:.I4])" office:value-type="float" office:value="0.94816" calcext:value-type="float">
            <text:p>0.94816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1989" calcext:value-type="float">
            <text:p>0.01989</text:p>
          </table:table-cell>
          <table:table-cell office:value-type="float" office:value="0.01148" calcext:value-type="float">
            <text:p>0.01148</text:p>
          </table:table-cell>
          <table:table-cell office:value-type="float" office:value="0.01462" calcext:value-type="float">
            <text:p>0.01462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0.01433" calcext:value-type="float">
            <text:p>0.01433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164" calcext:value-type="float">
            <text:p>0.01164</text:p>
          </table:table-cell>
          <table:table-cell office:value-type="float" office:value="0.01285" calcext:value-type="float">
            <text:p>0.01285</text:p>
          </table:table-cell>
          <table:table-cell table:formula="of:=MIN([.B5:.I5])" office:value-type="float" office:value="0.01022" calcext:value-type="float">
            <text:p>0.01022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03.30285" calcext:value-type="float">
            <text:p>103.30285</text:p>
          </table:table-cell>
          <table:table-cell office:value-type="float" office:value="102.75909" calcext:value-type="float">
            <text:p>102.75909</text:p>
          </table:table-cell>
          <table:table-cell office:value-type="float" office:value="113.97263" calcext:value-type="float">
            <text:p>113.97263</text:p>
          </table:table-cell>
          <table:table-cell table:style-name="ce2" office:value-type="float" office:value="113.31516" calcext:value-type="float">
            <text:p>113.31516</text:p>
          </table:table-cell>
          <table:table-cell office:value-type="float" office:value="103.60686" calcext:value-type="float">
            <text:p>103.60686</text:p>
          </table:table-cell>
          <table:table-cell office:value-type="float" office:value="116.95361" calcext:value-type="float">
            <text:p>116.95361</text:p>
          </table:table-cell>
          <table:table-cell office:value-type="float" office:value="116.0212" calcext:value-type="float">
            <text:p>116.0212</text:p>
          </table:table-cell>
          <table:table-cell office:value-type="float" office:value="114.16203" calcext:value-type="float">
            <text:p>114.16203</text:p>
          </table:table-cell>
          <table:table-cell table:formula="of:=MAX([.B6:.I6])" office:value-type="float" office:value="116.95361" calcext:value-type="float">
            <text:p>116.95361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69" calcext:value-type="float">
            <text:p>69</text:p>
          </table:table-cell>
          <table:table-cell office:value-type="float" office:value="68.75" calcext:value-type="float">
            <text:p>68.75</text:p>
          </table:table-cell>
          <table:table-cell office:value-type="float" office:value="76.16667" calcext:value-type="float">
            <text:p>76.16667</text:p>
          </table:table-cell>
          <table:table-cell table:style-name="ce2" office:value-type="float" office:value="75.91667" calcext:value-type="float">
            <text:p>75.91667</text:p>
          </table:table-cell>
          <table:table-cell office:value-type="float" office:value="68.91667" calcext:value-type="float">
            <text:p>68.91667</text:p>
          </table:table-cell>
          <table:table-cell office:value-type="float" office:value="78.25" calcext:value-type="float">
            <text:p>78.25</text:p>
          </table:table-cell>
          <table:table-cell office:value-type="float" office:value="77.66667" calcext:value-type="float">
            <text:p>77.66667</text:p>
          </table:table-cell>
          <table:table-cell office:value-type="float" office:value="76.83333" calcext:value-type="float">
            <text:p>76.83333</text:p>
          </table:table-cell>
          <table:table-cell table:formula="of:=MAX([.B7:.I7])" office:value-type="float" office:value="78.25" calcext:value-type="float">
            <text:p>78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5:36:57.985356913</dc:date>
    <meta:editing-duration>PT1M18S</meta:editing-duration>
    <meta:editing-cycles>1</meta:editing-cycles>
    <meta:generator>LibreOffice/6.0.7.3$Linux_X86_64 LibreOffice_project/00m0$Build-3</meta:generator>
    <meta:document-statistic meta:table-count="1" meta:cell-count="69" meta:object-count="0"/>
  </office:meta>
</office:document-meta>
</file>